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rsid="000b7ddc" officeooo:paragraph-rsid="000d1941"/>
    </style:style>
    <style:style style:name="P2" style:family="paragraph" style:parent-style-name="Heading_20_3">
      <style:text-properties officeooo:rsid="000b7ddc" officeooo:paragraph-rsid="0015bcde"/>
    </style:style>
    <style:style style:name="P3" style:family="paragraph" style:parent-style-name="Heading_20_3">
      <style:text-properties officeooo:paragraph-rsid="001583f1"/>
    </style:style>
    <style:style style:name="P4" style:family="paragraph" style:parent-style-name="Text_20_body">
      <style:text-properties officeooo:rsid="000acd6a" officeooo:paragraph-rsid="000acd6a"/>
    </style:style>
    <style:style style:name="P5" style:family="paragraph" style:parent-style-name="Text_20_body">
      <style:text-properties officeooo:paragraph-rsid="000acd6a"/>
    </style:style>
    <style:style style:name="P6" style:family="paragraph" style:parent-style-name="Text_20_body">
      <style:text-properties officeooo:rsid="000b7ddc" officeooo:paragraph-rsid="000b7ddc"/>
    </style:style>
    <style:style style:name="P7" style:family="paragraph" style:parent-style-name="Text_20_body">
      <style:text-properties fo:font-weight="bold" officeooo:rsid="000d1941" officeooo:paragraph-rsid="000e96d8" style:font-weight-asian="bold" style:font-weight-complex="bold"/>
    </style:style>
    <style:style style:name="P8" style:family="paragraph" style:parent-style-name="Text_20_body">
      <style:text-properties fo:font-weight="bold" officeooo:rsid="000d1941" officeooo:paragraph-rsid="00141ff1" style:font-weight-asian="bold" style:font-weight-complex="bold"/>
    </style:style>
    <style:style style:name="P9" style:family="paragraph" style:parent-style-name="Text_20_body">
      <style:text-properties fo:font-weight="bold" officeooo:rsid="001660c1" officeooo:paragraph-rsid="001660c1" style:font-weight-asian="bold" style:font-weight-complex="bold"/>
    </style:style>
    <style:style style:name="P10" style:family="paragraph" style:parent-style-name="Text_20_body">
      <style:text-properties fo:font-weight="bold" officeooo:paragraph-rsid="0015bcde" style:font-weight-asian="bold" style:font-weight-complex="bold"/>
    </style:style>
    <style:style style:name="P11" style:family="paragraph" style:parent-style-name="Text_20_body">
      <style:text-properties officeooo:rsid="000d1941" officeooo:paragraph-rsid="000e96d8"/>
    </style:style>
    <style:style style:name="P12" style:family="paragraph" style:parent-style-name="Text_20_body">
      <style:text-properties officeooo:rsid="000d1941" officeooo:paragraph-rsid="001583f1"/>
    </style:style>
    <style:style style:name="P13" style:family="paragraph" style:parent-style-name="Text_20_body">
      <style:text-properties officeooo:paragraph-rsid="001583f1"/>
    </style:style>
    <style:style style:name="P14" style:family="paragraph" style:parent-style-name="Text_20_body">
      <style:text-properties officeooo:paragraph-rsid="0015bcde"/>
    </style:style>
    <style:style style:name="P15" style:family="paragraph" style:parent-style-name="Text_20_body">
      <style:text-properties officeooo:rsid="0015bcde" officeooo:paragraph-rsid="0015bcde"/>
    </style:style>
    <style:style style:name="P16" style:family="paragraph" style:parent-style-name="Text_20_body">
      <style:text-properties officeooo:rsid="0015c48f" officeooo:paragraph-rsid="0015c48f"/>
    </style:style>
    <style:style style:name="P17" style:family="paragraph" style:parent-style-name="Heading_20_3">
      <style:text-properties style:font-name="inherit" fo:font-size="11.25pt" fo:font-weight="bold" officeooo:rsid="000b7ddc"/>
    </style:style>
    <style:style style:name="P18" style:family="paragraph" style:parent-style-name="Heading_20_3">
      <style:paragraph-properties fo:margin-top="0cm" fo:margin-bottom="0.499cm" style:contextual-spacing="false" fo:line-height="120%"/>
      <style:text-properties style:font-name="inherit" fo:font-weight="bold"/>
    </style:style>
    <style:style style:name="P19" style:family="paragraph" style:parent-style-name="Heading_20_4">
      <style:paragraph-properties fo:margin-top="0cm" fo:margin-bottom="0.499cm" style:contextual-spacing="false" fo:line-height="120%"/>
      <style:text-properties style:font-name="inherit" fo:font-weight="bold"/>
    </style:style>
    <style:style style:name="P20" style:family="paragraph" style:parent-style-name="Heading_20_5">
      <style:paragraph-properties fo:margin-top="0cm" fo:margin-bottom="0.499cm" style:contextual-spacing="false" fo:line-height="120%"/>
      <style:text-properties style:font-name="inherit" fo:font-weight="bold"/>
    </style:style>
    <style:style style:name="P21" style:family="paragraph" style:parent-style-name="Text_20_body" style:list-style-name="L1">
      <style:text-properties officeooo:rsid="000b7ddc" officeooo:paragraph-rsid="000b7ddc"/>
    </style:style>
    <style:style style:name="P22" style:family="paragraph" style:parent-style-name="Text_20_body">
      <style:text-properties fo:language="ru" fo:country="RU" fo:font-weight="normal" officeooo:rsid="000e96d8" officeooo:paragraph-rsid="00141ff1" style:font-weight-asian="normal" style:font-weight-complex="normal"/>
    </style:style>
    <style:style style:name="P23" style:family="paragraph" style:parent-style-name="Text_20_body" style:list-style-name="L4">
      <style:text-properties fo:language="ru" fo:country="RU" fo:font-weight="normal" officeooo:rsid="001660c1" officeooo:paragraph-rsid="001660c1" style:font-weight-asian="normal" style:font-weight-complex="normal"/>
    </style:style>
    <style:style style:name="P24" style:family="paragraph" style:parent-style-name="Text_20_body" style:list-style-name="L3">
      <style:text-properties fo:language="ru" fo:country="RU" officeooo:rsid="00154678" officeooo:paragraph-rsid="00154678"/>
    </style:style>
    <style:style style:name="P25" style:family="paragraph" style:parent-style-name="Text_20_body" style:list-style-name="L3">
      <style:text-properties fo:language="ru" fo:country="RU" officeooo:rsid="001509b5" officeooo:paragraph-rsid="00154678"/>
    </style:style>
    <style:style style:name="P26" style:family="paragraph" style:parent-style-name="Text_20_body" style:list-style-name="L3">
      <style:text-properties fo:language="ru" fo:country="RU" officeooo:rsid="001583f1" officeooo:paragraph-rsid="001583f1"/>
    </style:style>
    <style:style style:name="P27" style:family="paragraph" style:parent-style-name="Text_20_body" style:list-style-name="L3">
      <style:text-properties fo:language="ru" fo:country="RU" fo:font-weight="bold" officeooo:rsid="001583f1" officeooo:paragraph-rsid="001583f1" style:font-weight-asian="bold" style:font-weight-complex="bold"/>
    </style:style>
    <style:style style:name="P28" style:family="paragraph" style:parent-style-name="Text_20_body" style:list-style-name="L2">
      <style:text-properties fo:font-weight="bold" style:font-weight-asian="bold" style:font-weight-complex="bold"/>
    </style:style>
    <style:style style:name="P29" style:family="paragraph" style:parent-style-name="Text_20_body" style:list-style-name="L3">
      <style:text-properties officeooo:rsid="000d1941" officeooo:paragraph-rsid="001509b5"/>
    </style:style>
    <style:style style:name="P30" style:family="paragraph" style:parent-style-name="Text_20_body" style:list-style-name="L3">
      <style:text-properties officeooo:rsid="001509b5" officeooo:paragraph-rsid="001509b5"/>
    </style:style>
    <style:style style:name="P31" style:family="paragraph" style:parent-style-name="Text_20_body" style:list-style-name="L4">
      <style:text-properties officeooo:rsid="001660c1" officeooo:paragraph-rsid="001660c1"/>
    </style:style>
    <style:style style:name="P32" style:family="paragraph" style:parent-style-name="Text_20_body" style:list-style-name="L4">
      <style:text-properties officeooo:rsid="0015c48f" officeooo:paragraph-rsid="0015c48f"/>
    </style:style>
    <style:style style:name="P33" style:family="paragraph" style:parent-style-name="Text_20_body" style:list-style-name="L2" style:master-page-name="">
      <loext:graphic-properties draw:fill="none"/>
      <style:paragraph-properties fo:margin-left="2cm" fo:margin-right="0cm" fo:margin-top="0cm" fo:margin-bottom="0.499cm" style:contextual-spacing="false" fo:line-height="115%" fo:text-indent="-0.6cm" style:auto-text-indent="false" style:page-number="auto" fo:background-color="transparent"/>
      <style:text-properties fo:language="en" fo:country="US" fo:font-weight="normal" officeooo:rsid="000e96d8" officeooo:paragraph-rsid="000e96d8" style:font-weight-asian="normal" style:font-weight-complex="normal"/>
    </style:style>
    <style:style style:name="P34" style:family="paragraph" style:parent-style-name="Text_20_body" style:list-style-name="L2">
      <loext:graphic-properties draw:fill="none"/>
      <style:paragraph-properties fo:margin-left="2cm" fo:margin-right="0cm" fo:margin-top="0cm" fo:margin-bottom="0.499cm" style:contextual-spacing="false" fo:line-height="115%" fo:text-indent="-0.6cm" style:auto-text-indent="false" fo:background-color="transparent"/>
      <style:text-properties fo:language="en" fo:country="US" fo:font-weight="normal" officeooo:rsid="000e96d8" officeooo:paragraph-rsid="000e96d8" style:font-weight-asian="normal" style:font-weight-complex="normal"/>
    </style:style>
    <style:style style:name="P35" style:family="paragraph" style:parent-style-name="Text_20_body" style:list-style-name="L2">
      <loext:graphic-properties draw:fill="none"/>
      <style:paragraph-properties fo:margin-left="2cm" fo:margin-right="0cm" fo:margin-top="0cm" fo:margin-bottom="0.499cm" style:contextual-spacing="false" fo:line-height="115%" fo:text-indent="-0.6cm" style:auto-text-indent="false" fo:background-color="transparent"/>
      <style:text-properties fo:language="en" fo:country="US" fo:font-weight="normal" officeooo:rsid="000e96d8" officeooo:paragraph-rsid="00136b58" style:font-weight-asian="normal" style:font-weight-complex="normal"/>
    </style:style>
    <style:style style:name="P36" style:family="paragraph" style:parent-style-name="Text_20_body" style:list-style-name="L2">
      <loext:graphic-properties draw:fill="none"/>
      <style:paragraph-properties fo:margin-left="2cm" fo:margin-right="0cm" fo:margin-top="0cm" fo:margin-bottom="0.499cm" style:contextual-spacing="false" fo:line-height="115%" fo:text-indent="-0.6cm" style:auto-text-indent="false" fo:background-color="transparent"/>
      <style:text-properties fo:language="en" fo:country="US" fo:font-weight="bold" officeooo:rsid="000e96d8" officeooo:paragraph-rsid="001509b5" style:font-weight-asian="bold" style:font-weight-complex="bold"/>
    </style:style>
    <style:style style:name="P37" style:family="paragraph" style:parent-style-name="Text_20_body" style:list-style-name="L2">
      <loext:graphic-properties draw:fill="none"/>
      <style:paragraph-properties fo:margin-left="2cm" fo:margin-right="0cm" fo:margin-top="0cm" fo:margin-bottom="0.499cm" style:contextual-spacing="false" fo:line-height="115%" fo:text-indent="-0.6cm" style:auto-text-indent="false" fo:background-color="transparent"/>
      <style:text-properties fo:font-weight="bold" officeooo:rsid="000e96d8" officeooo:paragraph-rsid="001509b5" style:font-weight-asian="bold" style:font-weight-complex="bold"/>
    </style:style>
    <style:style style:name="P38" style:family="paragraph" style:parent-style-name="Text_20_body">
      <style:paragraph-properties fo:margin-top="0cm" fo:margin-bottom="0.499cm" style:contextual-spacing="false"/>
    </style:style>
    <style:style style:name="P39" style:family="paragraph" style:parent-style-name="Text_20_body" style:list-style-name="L5">
      <style:paragraph-properties fo:margin-top="0cm" fo:margin-bottom="0.499cm" style:contextual-spacing="false"/>
    </style:style>
    <style:style style:name="P40" style:family="paragraph" style:parent-style-name="Text_20_body">
      <style:paragraph-properties fo:margin-top="0cm" fo:margin-bottom="0.499cm" style:contextual-spacing="false"/>
      <style:text-properties fo:font-weight="bold"/>
    </style:style>
    <style:style style:name="P41" style:family="paragraph" style:parent-style-name="Text_20_body" style:list-style-name="L7">
      <style:paragraph-properties fo:margin-top="0cm" fo:margin-bottom="0.499cm" style:contextual-spacing="false"/>
      <style:text-properties fo:font-weight="bold"/>
    </style:style>
    <style:style style:name="P42" style:family="paragraph" style:parent-style-name="Text_20_body">
      <style:paragraph-properties fo:margin-top="0cm" fo:margin-bottom="0.499cm" style:contextual-spacing="false"/>
      <style:text-properties style:font-name="inherit"/>
    </style:style>
    <style:style style:name="P43" style:family="paragraph" style:parent-style-name="Text_20_body">
      <style:paragraph-properties fo:margin-top="0cm" fo:margin-bottom="0.499cm" style:contextual-spacing="false"/>
      <style:text-properties style:font-name="inherit" fo:font-weight="bold"/>
    </style:style>
    <style:style style:name="P44" style:family="paragraph" style:parent-style-name="Text_20_body">
      <style:paragraph-properties fo:margin-top="0cm" fo:margin-bottom="0.499cm" style:contextual-spacing="false"/>
      <style:text-properties fo:language="ru" fo:country="RU"/>
    </style:style>
    <style:style style:name="P45" style:family="paragraph" style:parent-style-name="Text_20_body" style:list-style-name="L8">
      <style:paragraph-properties fo:margin-top="0cm" fo:margin-bottom="0.499cm" style:contextual-spacing="false"/>
      <style:text-properties fo:language="ru" fo:country="RU"/>
    </style:style>
    <style:style style:name="P46" style:family="paragraph" style:parent-style-name="Text_20_body">
      <style:paragraph-properties fo:margin-top="0cm" fo:margin-bottom="0.499cm" style:contextual-spacing="false"/>
      <style:text-properties fo:language="en" fo:country="US"/>
    </style:style>
    <style:style style:name="P47" style:family="paragraph" style:parent-style-name="Text_20_body" style:list-style-name="L6">
      <style:paragraph-properties fo:margin-top="0cm" fo:margin-bottom="0.499cm" style:contextual-spacing="false"/>
      <style:text-properties fo:language="en" fo:country="US"/>
    </style:style>
    <style:style style:name="P48" style:family="paragraph" style:parent-style-name="Text_20_body" style:list-style-name="L6">
      <style:paragraph-properties fo:margin-top="0cm" fo:margin-bottom="0.499cm" style:contextual-spacing="false"/>
    </style:style>
    <style:style style:name="P49" style:family="paragraph" style:parent-style-name="Text_20_body" style:list-style-name="L7">
      <style:paragraph-properties fo:margin-top="0cm" fo:margin-bottom="0.499cm" style:contextual-spacing="false"/>
    </style:style>
    <style:style style:name="P50" style:family="paragraph" style:parent-style-name="Text_20_body" style:list-style-name="L8">
      <style:paragraph-properties fo:margin-top="0cm" fo:margin-bottom="0.499cm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6b58" style:font-weight-asian="normal" style:font-weight-complex="normal"/>
    </style:style>
    <style:style style:name="T3" style:family="text">
      <style:text-properties fo:font-weight="normal" officeooo:rsid="00141ff1" style:font-weight-asian="normal" style:font-weight-complex="normal"/>
    </style:style>
    <style:style style:name="T4" style:family="text">
      <style:text-properties fo:font-weight="normal" officeooo:rsid="001509b5" style:font-weight-asian="normal" style:font-weight-complex="normal"/>
    </style:style>
    <style:style style:name="T5" style:family="text">
      <style:text-properties officeooo:rsid="000acd6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d1941"/>
    </style:style>
    <style:style style:name="T8" style:family="text">
      <style:text-properties fo:language="en" fo:country="US" officeooo:rsid="000e96d8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141ff1" style:font-weight-asian="normal" style:font-weight-complex="normal"/>
    </style:style>
    <style:style style:name="T11" style:family="text">
      <style:text-properties fo:language="en" fo:country="US" fo:font-weight="normal" officeooo:rsid="001509b5" style:font-weight-asian="normal" style:font-weight-complex="normal"/>
    </style:style>
    <style:style style:name="T12" style:family="text">
      <style:text-properties fo:language="en" fo:country="US" fo:font-weight="normal" officeooo:rsid="00136b58" style:font-weight-asian="normal" style:font-weight-complex="normal"/>
    </style:style>
    <style:style style:name="T13" style:family="text">
      <style:text-properties fo:language="en" fo:country="US" fo:font-weight="bold"/>
    </style:style>
    <style:style style:name="T14" style:family="text">
      <style:text-properties fo:language="en" fo:country="US" fo:font-weight="bold" officeooo:rsid="001583f1" style:font-weight-asian="bold" style:font-weight-complex="bold"/>
    </style:style>
    <style:style style:name="T15" style:family="text">
      <style:text-properties fo:language="en" fo:country="US" officeooo:rsid="001583f1"/>
    </style:style>
    <style:style style:name="T16" style:family="text">
      <style:text-properties fo:language="en" fo:country="US" officeooo:rsid="0015bcde"/>
    </style:style>
    <style:style style:name="T17" style:family="text">
      <style:text-properties fo:language="en" fo:country="US" fo:font-style="italic"/>
    </style:style>
    <style:style style:name="T18" style:family="text">
      <style:text-properties fo:language="en" fo:country="US" fo:font-style="italic" fo:font-weight="bold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0d1941"/>
    </style:style>
    <style:style style:name="T21" style:family="text">
      <style:text-properties fo:language="ru" fo:country="RU" officeooo:rsid="00101aea"/>
    </style:style>
    <style:style style:name="T22" style:family="text">
      <style:text-properties fo:language="ru" fo:country="RU" officeooo:rsid="00120111"/>
    </style:style>
    <style:style style:name="T23" style:family="text">
      <style:text-properties fo:language="ru" fo:country="RU" officeooo:rsid="00136b58"/>
    </style:style>
    <style:style style:name="T24" style:family="text">
      <style:text-properties fo:language="ru" fo:country="RU" fo:font-weight="normal" style:font-weight-asian="normal" style:font-weight-complex="normal"/>
    </style:style>
    <style:style style:name="T25" style:family="text">
      <style:text-properties fo:language="ru" fo:country="RU" fo:font-weight="normal" officeooo:rsid="00136b58" style:font-weight-asian="normal" style:font-weight-complex="normal"/>
    </style:style>
    <style:style style:name="T26" style:family="text">
      <style:text-properties fo:language="ru" fo:country="RU" fo:font-weight="normal" officeooo:rsid="00141ff1" style:font-weight-asian="normal" style:font-weight-complex="normal"/>
    </style:style>
    <style:style style:name="T27" style:family="text">
      <style:text-properties fo:language="ru" fo:country="RU" fo:font-weight="normal" officeooo:rsid="001509b5" style:font-weight-asian="normal" style:font-weight-complex="normal"/>
    </style:style>
    <style:style style:name="T28" style:family="text">
      <style:text-properties fo:language="ru" fo:country="RU" officeooo:rsid="00141ff1"/>
    </style:style>
    <style:style style:name="T29" style:family="text">
      <style:text-properties fo:language="ru" fo:country="RU" officeooo:rsid="001509b5"/>
    </style:style>
    <style:style style:name="T30" style:family="text">
      <style:text-properties fo:language="ru" fo:country="RU" officeooo:rsid="001583f1"/>
    </style:style>
    <style:style style:name="T31" style:family="text">
      <style:text-properties fo:language="ru" fo:country="RU" fo:font-weight="bold"/>
    </style:style>
    <style:style style:name="T32" style:family="text">
      <style:text-properties fo:language="ru" fo:country="RU" fo:font-weight="bold" officeooo:rsid="001583f1" style:font-weight-asian="bold" style:font-weight-complex="bold"/>
    </style:style>
    <style:style style:name="T33" style:family="text">
      <style:text-properties fo:language="ru" fo:country="RU" officeooo:rsid="0015bcde"/>
    </style:style>
    <style:style style:name="T34" style:family="text">
      <style:text-properties fo:language="ru" fo:country="RU" fo:font-style="italic"/>
    </style:style>
    <style:style style:name="T35" style:family="text">
      <style:text-properties fo:language="ru" fo:country="RU" fo:font-style="italic" fo:font-weight="bold"/>
    </style:style>
    <style:style style:name="T36" style:family="text">
      <style:text-properties officeooo:rsid="000d1941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0d1941" style:font-weight-asian="bold" style:font-weight-complex="bold"/>
    </style:style>
    <style:style style:name="T40" style:family="text">
      <style:text-properties fo:font-weight="bold" officeooo:rsid="00136b58" style:font-weight-asian="bold" style:font-weight-complex="bold"/>
    </style:style>
    <style:style style:name="T41" style:family="text">
      <style:text-properties officeooo:rsid="00101aea"/>
    </style:style>
    <style:style style:name="T42" style:family="text">
      <style:text-properties officeooo:rsid="00120111"/>
    </style:style>
    <style:style style:name="T43" style:family="text">
      <style:text-properties officeooo:rsid="00136b58"/>
    </style:style>
    <style:style style:name="T44" style:family="text">
      <style:text-properties officeooo:rsid="00154678"/>
    </style:style>
    <style:style style:name="T45" style:family="text">
      <style:text-properties officeooo:rsid="001583f1"/>
    </style:style>
    <style:style style:name="T46" style:family="text">
      <style:text-properties officeooo:rsid="0015bcde"/>
    </style:style>
    <style:style style:name="T47" style:family="text">
      <style:text-properties officeooo:rsid="001136e9"/>
    </style:style>
    <style:style style:name="T48" style:family="text">
      <style:text-properties officeooo:rsid="0012c9d6"/>
    </style:style>
    <style:style style:name="T49" style:family="text">
      <style:text-properties style:font-name="Liberation Serif" fo:font-size="14pt" fo:language="ru" fo:country="RU" fo:font-weight="bold" officeooo:rsid="0015bcde" style:font-name-asian="NSimSun" style:font-size-asian="14pt" style:font-weight-asian="bold" style:font-name-complex="Arial Unicode MS" style:font-size-complex="14pt" style:font-weight-complex="bold"/>
    </style:style>
    <style:style style:name="T50" style:family="text">
      <style:text-properties style:font-name="Liberation Serif" fo:font-size="14pt" fo:font-weight="bold" officeooo:rsid="0015bcde" style:font-name-asian="NSimSun" style:font-size-asian="14pt" style:font-weight-asian="bold" style:font-name-complex="Arial Unicode MS" style:font-size-complex="14pt" style:font-weight-complex="bold"/>
    </style:style>
    <style:style style:name="T51" style:family="text">
      <style:text-properties officeooo:rsid="0015c48f"/>
    </style:style>
    <style:style style:name="T52" style:family="text">
      <style:text-properties officeooo:rsid="001660c1"/>
    </style:style>
    <style:style style:name="T53" style:family="text">
      <style:text-properties fo:font-style="italic"/>
    </style:style>
    <style:style style:name="T54" style:family="text">
      <style:text-properties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3"><text:bookmark text:name="yui_3_17_2_1_1631347787919_170979"/><text:bookmark text:name="yui_3_17_2_1_1631347787919_170978"/><text:span text:style-name="T6">Лабораторная работа  "Измерение пульса и артериального давления"</text:span></text:h>
      <text:h text:style-name="P19" text:outline-level="4"><text:bookmark text:name="yui_3_17_2_1_1631347787919_170632"/><text:bookmark text:name="yui_3_17_2_1_1631347787919_170804"/>Цель работы:</text:h>
      <text:p text:style-name="P38">1) При помощи компьютера, аналого-цифрового преобразователя и датчика давления, измерить артериальное давление и вычислить пульс, в состоянии покоя и после физической нагрузки.</text:p>
      <text:p text:style-name="P38">2) Научиться работать в команде и распределять задачи между участниками.</text:p>
      <text:p text:style-name="P38"><text:bookmark text:name="yui_3_17_2_1_1631347787919_171157"/><text:bookmark text:name="yui_3_17_2_1_1631347787919_171156"/>Для выполнения работы необходимо распределить задачи между участниками команды. Каждый студент может выполнять свою задачу независимо от других участников команды.</text:p>
      <text:p text:style-name="P38"/>
      <text:h text:style-name="P19" text:outline-level="4">Задача 1: Написание отчета</text:h>
      <text:p text:style-name="P38">Отчет — это самая главная часть лабораторной работы, так как именно исходя из отчета будет выставляться оценка всем участникам команды. Отчет должен быть оформлен в текстовом процессоре <text:span text:style-name="T6">LibreOffise</text:span> <text:span text:style-name="T19">и </text:span>содержать следующие разделы:</text:p>
      <text:list xml:id="list382556445" text:style-name="L5">
        <text:list-item>
          <text:p text:style-name="P39">Титульный лист</text:p>
        </text:list-item>
        <text:list-item>
          <text:p text:style-name="P39">Оглавление</text:p>
        </text:list-item>
        <text:list-item>
          <text:p text:style-name="P39">Введение (цели и задачи)</text:p>
        </text:list-item>
        <text:list-item>
          <text:p text:style-name="P39">Теория</text:p>
        </text:list-item>
        <text:list-item>
          <text:p text:style-name="P39">Программа и методика измерений (пошаговое выполнение ЛР)</text:p>
        </text:list-item>
        <text:list-item>
          <text:p text:style-name="P39">Обработка данных (методы обработки полученных данных)</text:p>
        </text:list-item>
        <text:list-item>
          <text:p text:style-name="P39">Код программы (все скрипты, используемые при выполнении ЛР)</text:p>
        </text:list-item>
        <text:list-item>
          <text:p text:style-name="P39">Эксперимент (графики, полученные данные и зависимости)</text:p>
        </text:list-item>
        <text:list-item>
          <text:p text:style-name="P39">Результаты (итоговые результаты полученные по выполнению ЛР)</text:p>
        </text:list-item>
        <text:list-item>
          <text:p text:style-name="P39">Итоги лабораторной работы</text:p>
        </text:list-item>
      </text:list>
      <text:p text:style-name="P40">(Пример отчета см. в приложенных файлах)</text:p>
      <text:p text:style-name="P43"/>
      <text:h text:style-name="P19" text:outline-level="4"><text:bookmark text:name="yui_3_17_2_1_1631347787919_82617"/><text:bookmark text:name="yui_3_17_2_1_1631347787919_82616"/><text:soft-page-break/>Задача 2: Написание скрипта для снятия измерений</text:h>
      <text:p text:style-name="P38"><text:bookmark text:name="yui_3_17_2_1_1631347787919_83417"/>Написать два скрипта: 1) скрипт «<text:span text:style-name="T6">functions</text:span>» - содержит описание всех используемых функций, 2) скрипт «1-<text:span text:style-name="T6">measure</text:span>» - считывает показания АЦП в течении заданного времени и записывает полученные данные в текстовый файл. Измерения для калибровки производятся в течении 10 секунд, основные измерения (давление до и после физ. нагрузки) - в течении 30 секунд.</text:p>
      <text:p text:style-name="P38"><text:bookmark text:name="yui_3_17_2_1_1631347787919_83878"/></text:p>
      <text:h text:style-name="P19" text:outline-level="4"><text:bookmark text:name="yui_3_17_2_1_1631347787919_84132"/><text:bookmark text:name="yui_3_17_2_1_1631347787919_84130"/><text:bookmark text:name="yui_3_17_2_1_1631347787919_84128"/>Задач<text:bookmark text:name="yui_3_17_2_1_1631347787919_84126"/><text:bookmark text:name="yui_3_17_2_1_1631347787919_84124"/><text:bookmark text:name="yui_3_17_2_1_1631347787919_84122"/>а 3: Написание скрипта для обработки данных</text:h>
      <text:p text:style-name="P38"><text:bookmark text:name="yui_3_17_2_1_1631347787919_73247"/>Написать скрипт <text:bookmark text:name="yui_3_17_2_1_1631347787919_73245"/><text:span text:style-name="T19">считывающий данные из полученных файлов. Основные задачи скрипта: 1) Запись полученных данных в массив, 2) Сглаживание данных для того, чтобы убрать шумы, 3) Построение графиков. После выполнения программы в рабочей папке должны появиться 6 графиков в формате .png: два графика калибровки, два графика эксперимента (давление до и после физ. нагрузки), два графика пульса (давление до и после физ. нагрузки).</text:span></text:p>
      <text:p text:style-name="P44"><text:bookmark text:name="yui_3_17_2_1_1631347787919_73110"/><text:bookmark text:name="yui_3_17_2_1_1631347787919_73109"/></text:p>
      <text:h text:style-name="P18" text:outline-level="3"><text:bookmark text:name="yui_3_17_2_1_1631347787919_72977"/><text:bookmark text:name="yui_3_17_2_1_1631347787919_72975"/>Требования к скриптам</text:h>
      <text:p text:style-name="P40"><text:bookmark text:name="yui_3_17_2_1_1631347787919_72848"/><text:bookmark text:name="yui_3_17_2_1_1631347787919_72846"/><text:bookmark text:name="yui_3_17_2_1_1631347787919_72847"/></text:p>
      <text:p text:style-name="P42"><text:bookmark text:name="yui_3_17_2_1_1631347787919_72724"/><text:bookmark text:name="yui_3_17_2_1_1631347787919_72722"/>Требования к скрипту «<text:span text:style-name="T6">functions.py</text:span>»:</text:p>
      <text:p text:style-name="P44"><text:bookmark text:name="yui_3_17_2_1_1631347787919_72605"/><text:bookmark text:name="yui_3_17_2_1_1631347787919_72603"/>Скрипт должен содержать следующие функции:</text:p>
      <text:list xml:id="list1716799146" text:style-name="L6">
        <text:list-item>
          <text:p text:style-name="P47"><text:bookmark text:name="yui_3_17_2_1_1631347787919_69386"/><text:bookmark text:name="yui_3_17_2_1_1631347787919_72379"/><text:bookmark text:name="yui_3_17_2_1_1631347787919_72377"/><text:bookmark text:name="yui_3_17_2_1_1631347787919_86801"/><text:bookmark text:name="yui_3_17_2_1_1631347787919_86800"/><text:span text:style-name="T54">def initGPIOblood()</text:span> - <text:span text:style-name="T53">(</text:span><text:bookmark text:name="yui_3_17_2_1_1631347787919_72490"/><text:span text:style-name="T34">необязательная функция)</text:span><text:span text:style-name="T19"> настройка нумерации портов </text:span>GPIO<text:bookmark text:name="yui_3_17_2_1_1631347787919_151274"/><text:span text:style-name="T19">, настройка массива пинов </text:span>dac <text:span text:style-name="T19">как </text:span>output, <text:bookmark text:name="yui_3_17_2_1_1631347787919_87050"/><text:span text:style-name="T19">пина </text:span>troykaVoltage (GPIO17) <text:span text:style-name="T19">как </text:span>output, <text:span text:style-name="T19">пина </text:span>comparator (GPIO4) <text:span text:style-name="T19">как </text:span>input.</text:p>
        </text:list-item>
        <text:list-item>
          <text:p text:style-name="P47"><text:bookmark text:name="yui_3_17_2_1_1631347787919_72165"/><text:bookmark text:name="yui_3_17_2_1_1631347787919_72163"/><text:bookmark text:name="yui_3_17_2_1_1631347787919_87303"/><text:bookmark text:name="yui_3_17_2_1_1631347787919_87301"/><text:span text:style-name="T54">def deinitGPIOblood()</text:span> - <text:bookmark text:name="yui_3_17_2_1_1631347787919_72270"/><text:span text:style-name="T34">(необязательная функция)</text:span><text:span text:style-name="T19"> очистка портов </text:span>GPIO, <text:bookmark text:name="yui_3_17_2_1_1631347787919_87558"/><text:span text:style-name="T19">выставление «0» на все порты GPIO, которые были настроены как </text:span>output.</text:p>
        </text:list-item>
        <text:list-item>
          <text:p text:style-name="P47"><text:bookmark text:name="yui_3_17_2_1_1631347787919_71866"/><text:bookmark text:name="yui_3_17_2_1_1631347787919_71864"/><text:bookmark text:name="yui_3_17_2_1_1631347787919_87817"/><text:bookmark text:name="yui_3_17_2_1_1631347787919_87815"/><text:span text:style-name="T54">num2pins(pins, value)</text:span> – <text:bookmark text:name="yui_3_17_2_1_1631347787919_72062"/><text:span text:style-name="T34">(обязательная функция)</text:span><text:span text:style-name="T19"> перевод числа из десятичной системы в двоичную и подача его на </text:span><text:bookmark text:name="yui_3_17_2_1_1631347787919_88078"/><text:span text:style-name="T19">соответствующие порты </text:span>GPIO. <text:span text:style-name="T19">Аргумент </text:span><text:span text:style-name="T31">«</text:span><text:span text:style-name="T37">pins</text:span><text:span text:style-name="T31">»</text:span> – <text:bookmark text:name="yui_3_17_2_1_1631347787919_71963"/><text:span text:style-name="T19">массив портов </text:span>GPIO <text:span text:style-name="T19">на которые будет подаваться </text:span>двоичное<text:bookmark text:name="yui_3_17_2_1_1631347787919_88343"/> <text:span text:style-name="T19">число, аргумент</text:span><text:bookmark text:name="yui_3_17_2_1_1631347787919_88341"/><text:span text:style-name="T19"> </text:span><text:span text:style-name="T31">«</text:span><text:span text:style-name="T37">value</text:span><text:bookmark text:name="yui_3_17_2_1_1631347787919_71862"/><text:span text:style-name="T31">» </text:span><text:span text:style-name="T19">- преобразуемое десятичное число — измерение АЦП.</text:span></text:p>
        </text:list-item>
        <text:list-item>
          <text:p text:style-name="P47"><text:bookmark text:name="yui_3_17_2_1_1631347787919_71771"/><text:bookmark text:name="yui_3_17_2_1_1631347787919_71769"/><text:bookmark text:name="yui_3_17_2_1_1631347787919_88610"/><text:span text:style-name="T54">def adc()</text:span><text:span text:style-name="T53"> - (</text:span><text:bookmark text:name="yui_3_17_2_1_1631347787919_71767"/><text:span text:style-name="T34">обязательная функция)</text:span><text:span text:style-name="T19"> реализация АЦП.</text:span></text:p>
        </text:list-item>
        <text:list-item>
          <text:p text:style-name="P47"><text:bookmark text:name="yui_3_17_2_1_1631347787919_71361"/><text:bookmark text:name="yui_3_17_2_1_1631347787919_71359"/><text:bookmark text:name="yui_3_17_2_1_1631347787919_88881"/><text:bookmark text:name="yui_3_17_2_1_1631347787919_88879"/><text:span text:style-name="T54">def plotPressure(measure, timeline, pSP, tSP, pDP, tDP, k)</text:span><text:span text:style-name="T37"> </text:span>– <text:bookmark text:name="yui_3_17_2_1_1631347787919_71682"/><text:span text:style-name="T19">построение графика зависимости давления от времени. Аргументы: </text:span><text:span text:style-name="T31">«</text:span><text:span text:style-name="T37">measure</text:span><text:span text:style-name="T31">»</text:span><text:span text:style-name="T19"> - массив отсчетов АЦП, </text:span><text:span text:style-name="T31">«</text:span><text:span text:style-name="T37">timeline</text:span><text:bookmark text:name="yui_3_17_2_1_1631347787919_71599"/><text:span text:style-name="T31">»</text:span><text:span text:style-name="T19"> - массив отсчетов времени </text:span><text:bookmark text:name="yui_3_17_2_1_1631347787919_153228"/><text:span text:style-name="T19">для каждого</text:span><text:bookmark text:name="yui_3_17_2_1_1631347787919_89424"/> <text:span text:style-name="T19">измерения АЦП соответственно, </text:span><text:span text:style-name="T31">«</text:span><text:span text:style-name="T37">pSP», «tSP», «pDP», «tDP»</text:span> – <text:bookmark text:name="yui_3_17_2_1_1631347787919_71440"/><text:span text:style-name="T19">систолическое давление, координата </text:span><text:soft-page-break/><text:span text:style-name="T19">времени систолического давления, диастолическое давление, координата времени диастолического давления соответственно, </text:span><text:span text:style-name="T31">«</text:span><text:span text:style-name="T37">k</text:span><text:bookmark text:name="yui_3_17_2_1_1631347787919_71357"/><text:span text:style-name="T31">» </text:span><text:span text:style-name="T19">- коэффициент наклона прямой соответствия отсчетов АЦП давлению в мм.рт.ст.</text:span></text:p>
        </text:list-item>
        <text:list-item>
          <text:p text:style-name="P47"><text:bookmark text:name="yui_3_17_2_1_1631347787919_71082"/><text:bookmark text:name="yui_3_17_2_1_1631347787919_71080"/><text:span text:style-name="T54">def plotCalibration(measure, timeline, level, k) –</text:span><text:span text:style-name="T53"> </text:span><text:bookmark text:name="yui_3_17_2_1_1631347787919_71284"/><text:bookmark text:name="yui_3_17_2_1_1631347787919_71282"/><text:span text:style-name="T34">(функция дана в файле)</text:span><text:span text:style-name="T19"> </text:span><text:bookmark text:name="yui_3_17_2_1_1631347787919_154535"/><text:span text:style-name="T19">построение графика калибровки. Аргументы: </text:span><text:span text:style-name="T31">«</text:span><text:span text:style-name="T37">measure</text:span><text:span text:style-name="T31">»</text:span><text:span text:style-name="T19"> - массив отсчетов АЦП, </text:span><text:span text:style-name="T31">«</text:span><text:span text:style-name="T37">timeline</text:span><text:span text:style-name="T31">» </text:span><text:span text:style-name="T19">- массив </text:span><text:bookmark text:name="yui_3_17_2_1_1631347787919_71213"/><text:span text:style-name="T19">отсчетов времени для каждого</text:span><text:bookmark text:name="yui_3_17_2_1_1631347787919_102948"/> <text:span text:style-name="T19">измерения АЦП соответственно, </text:span><text:span text:style-name="T31">«</text:span><text:span text:style-name="T37">level</text:span><text:span text:style-name="T31">»</text:span><text:span text:style-name="T19"> - </text:span>high/low<text:span text:style-name="T19">, </text:span><text:span text:style-name="T31">«</text:span><text:span text:style-name="T37">k</text:span><text:bookmark text:name="yui_3_17_2_1_1631347787919_71078"/><text:span text:style-name="T31">»</text:span><text:span text:style-name="T19"> - коэффициент наклона прямой соответствия отсчетов АЦП давлению в мм.рт.ст.</text:span></text:p>
        </text:list-item>
        <text:list-item>
          <text:p text:style-name="P48"><text:bookmark text:name="yui_3_17_2_1_1631347787919_69385"/><text:bookmark text:name="yui_3_17_2_1_1631347787919_69384"/><text:bookmark text:name="yui_3_17_2_1_1631347787919_101665"/><text:bookmark text:name="yui_3_17_2_1_1631347787919_101663"/><text:bookmark text:name="yui_3_17_2_1_1631347787919_101661"/><text:span text:style-name="T18">def plotPuls(measure, timeline, puls, k) </text:span><text:span text:style-name="T17">- </text:span><text:bookmark text:name="yui_3_17_2_1_1631347787919_71017"/><text:bookmark text:name="yui_3_17_2_1_1631347787919_71015"/><text:span text:style-name="T34">(функция дана в файле)</text:span><text:span text:style-name="T19"> </text:span><text:bookmark text:name="yui_3_17_2_1_1631347787919_155850"/><text:span text:style-name="T19">построение графика калибровки. Аргументы: </text:span><text:span text:style-name="T31">«</text:span><text:span text:style-name="T13">measure</text:span><text:bookmark text:name="yui_3_17_2_1_1631347787919_101344"/><text:bookmark text:name="yui_3_17_2_1_1631347787919_101342"/><text:span text:style-name="T31">»</text:span><text:span text:style-name="T19"> - массив </text:span><text:bookmark text:name="yui_3_17_2_1_1631347787919_70958"/><text:span text:style-name="T19">данных для построения графика пульса (по оси Оу), </text:span><text:span text:style-name="T31">«</text:span><text:span text:style-name="T13">timeline</text:span><text:bookmark text:name="yui_3_17_2_1_1631347787919_156183"/><text:span text:style-name="T31">»</text:span><text:span text:style-name="T19"> - массив отсчетов времени, </text:span><text:span text:style-name="T31">«</text:span><text:span text:style-name="T13">puls</text:span><text:span text:style-name="T31">»</text:span><text:span text:style-name="T19"> - </text:span><text:bookmark text:name="yui_3_17_2_1_1631347787919_101029"/><text:span text:style-name="T19">значение пульса для названия файла, </text:span><text:span text:style-name="T31">«</text:span><text:span text:style-name="T13">k</text:span><text:bookmark text:name="yui_3_17_2_1_1631347787919_69402"/><text:span text:style-name="T31">»</text:span><text:span text:style-name="T19"> - коэффициент наклона прямой соответствия отсчетов АЦП давлению в мм.рт.ст.</text:span></text:p>
        </text:list-item>
      </text:list>
      <text:p text:style-name="P40"><text:bookmark text:name="yui_3_17_2_1_1631347787919_69406"/><text:bookmark text:name="yui_3_17_2_1_1631347787919_69425"/>(См. функции построения графиков в приложенных файлах)</text:p>
      <text:p text:style-name="P40"><text:bookmark text:name="yui_3_17_2_1_1631347787919_70545"/><text:bookmark text:name="yui_3_17_2_1_1631347787919_70543"/><text:bookmark text:name="yui_3_17_2_1_1631347787919_70544"/></text:p>
      <text:h text:style-name="P20" text:outline-level="5"><text:bookmark text:name="yui_3_17_2_1_1631347787919_70590"/><text:bookmark text:name="yui_3_17_2_1_1631347787919_70588"/>Требования к скрипту «<text:span text:style-name="T6">1-measure.py</text:span>»:</text:h>
      <text:list xml:id="list3772025133" text:style-name="L7">
        <text:list-item>
          <text:p text:style-name="P49"><text:bookmark text:name="yui_3_17_2_1_1631347787919_68776"/><text:bookmark text:name="yui_3_17_2_1_1631347787919_70643"/><text:bookmark text:name="yui_3_17_2_1_1631347787919_70641"/><text:bookmark text:name="yui_3_17_2_1_1631347787919_91060"/><text:span text:style-name="T19">Использовать конструкцию </text:span><text:bookmark text:name="yui_3_17_2_1_1631347787919_70639"/><text:bookmark text:name="yui_3_17_2_1_1631347787919_70637"/><text:span text:style-name="T18">try-except-finally</text:span><text:span text:style-name="T13">.</text:span></text:p>
        </text:list-item>
        <text:list-item>
          <text:p text:style-name="P49"><text:bookmark text:name="yui_3_17_2_1_1631347787919_73662"/><text:bookmark text:name="yui_3_17_2_1_1631347787919_73660"/><text:bookmark text:name="yui_3_17_2_1_1631347787919_91337"/><text:span text:style-name="T19">Импортировать файл «</text:span><text:span text:style-name="T6">functions</text:span><text:bookmark text:name="yui_3_17_2_1_1631347787919_73658"/><text:span text:style-name="T19">», как модуль с помощью функции </text:span><text:bookmark text:name="yui_3_17_2_1_1631347787919_158510"/><text:span text:style-name="T6">import.</text:span></text:p>
        </text:list-item>
        <text:list-item>
          <text:p text:style-name="P49"><text:bookmark text:name="yui_3_17_2_1_1631347787919_73809"/><text:bookmark text:name="yui_3_17_2_1_1631347787919_73807"/>Текстовый файл с полученными данными сохранять в заданную директорию в формате «дата.месяц.год-час.минута.секунда_<text:span text:style-name="T6">delta.txt</text:span>» <text:span text:style-name="T6">(delta —</text:span> частота дескретизации), с помощью функции <text:bookmark text:name="yui_3_17_2_1_1631347787919_92170"/><text:bookmark text:name="yui_3_17_2_1_1631347787919_92168"/><text:span text:style-name="T17">datetime.datetime.now().strftime(“%d.%m.%Y-%H.%M.%S”)</text:span><text:span text:style-name="T6">, </text:span>которая возвращает текущее время в заданном формате</text:p>
        </text:list-item>
        <text:list-item>
          <text:p text:style-name="P49"><text:bookmark text:name="yui_3_17_2_1_1631347787919_74256"/><text:bookmark text:name="yui_3_17_2_1_1631347787919_74254"/>П<text:bookmark text:name="yui_3_17_2_1_1631347787919_92453"/><text:span text:style-name="T6">роизводить очистку портов GPIO</text:span> в <text:bookmark text:name="yui_3_17_2_1_1631347787919_74252"/><text:span text:style-name="T6">модуле finally.</text:span></text:p>
        </text:list-item>
        <text:list-item>
          <text:p text:style-name="P49"><text:bookmark text:name="yui_3_17_2_1_1631347787919_68775"/><text:bookmark text:name="yui_3_17_2_1_1631347787919_68932"/>После выполнения программы в заданной директории появляется один текстовый файл с измерениями - отчетами АЦП. Соответственно этот скрипт будет запускаться 4 раза (два раза для калибровки и два раза для снятия измерений)</text:p>
          <text:p text:style-name="P41"><text:bookmark text:name="yui_3_17_2_1_1631347787919_68774"/><text:bookmark text:name="yui_3_17_2_1_1631347787919_68773"/>(Пример полученного текстового файла см. в приложенных файлах)</text:p>
        </text:list-item>
      </text:list>
      <text:p text:style-name="P40"><text:bookmark text:name="yui_3_17_2_1_1631347787919_75022"/><text:bookmark text:name="yui_3_17_2_1_1631347787919_75020"/><text:bookmark text:name="yui_3_17_2_1_1631347787919_75021"/></text:p>
      <text:p text:style-name="P38"><text:bookmark text:name="yui_3_17_2_1_1631347787919_75187"/><text:bookmark text:name="yui_3_17_2_1_1631347787919_94150"/><text:bookmark text:name="yui_3_17_2_1_1631347787919_94148"/><text:span text:style-name="T31">Требования к скрипту «</text:span><text:span text:style-name="T13">1-dataProcessing.py</text:span><text:span text:style-name="T31">»</text:span><text:bookmark text:name="yui_3_17_2_1_1631347787919_75185"/><text:bookmark text:name="yui_3_17_2_1_1631347787919_75183"/><text:span text:style-name="T13">:</text:span></text:p>
      <text:p text:style-name="P38"><text:bookmark text:name="yui_3_17_2_1_1631347787919_75354"/>Скрипт должен быть написан в соответствии со следующей структурой:</text:p>
      <text:list xml:id="list11015191" text:style-name="L8">
        <text:list-item>
          <text:p text:style-name="P50"><text:bookmark text:name="yui_3_17_2_1_1631347787919_75527"/><text:bookmark text:name="yui_3_17_2_1_1631347787919_75525"/><text:bookmark text:name="yui_3_17_2_1_1631347787919_75523"/>Импорт модулей</text:p>
        </text:list-item>
        <text:list-item>
          <text:p text:style-name="P50"><text:bookmark text:name="yui_3_17_2_1_1631347787919_75704"/><text:bookmark text:name="yui_3_17_2_1_1631347787919_75702"/><text:soft-page-break/>Переменные, вводящиеся с клавиатуры, директория, в которой находятся файлы с данными, названия файлов с данными, записанные в переменные.</text:p>
        </text:list-item>
        <text:list-item>
          <text:p text:style-name="P50"><text:bookmark text:name="yui_3_17_2_1_1631347787919_76061"/><text:bookmark text:name="yui_3_17_2_1_1631347787919_76059"/>Загрузка данных из файлов в массивы</text:p>
        </text:list-item>
        <text:list-item>
          <text:p text:style-name="P50"><text:bookmark text:name="yui_3_17_2_1_1631347787919_76246"/><text:bookmark text:name="yui_3_17_2_1_1631347787919_76244"/>Присвоение переменным частоту дискретизации из файлов</text:p>
        </text:list-item>
        <text:list-item>
          <text:p text:style-name="P50"><text:bookmark text:name="yui_3_17_2_1_1631347787919_76435"/><text:bookmark text:name="yui_3_17_2_1_1631347787919_76433"/>Сглаживание массивов данных измерений</text:p>
        </text:list-item>
        <text:list-item>
          <text:p text:style-name="P50"><text:bookmark text:name="yui_3_17_2_1_1631347787919_76628"/><text:bookmark text:name="yui_3_17_2_1_1631347787919_76626"/>Сглаживание массивов данных пульса</text:p>
        </text:list-item>
        <text:list-item>
          <text:p text:style-name="P50"><text:bookmark text:name="yui_3_17_2_1_1631347787919_96729"/><text:bookmark text:name="yui_3_17_2_1_1631347787919_96727"/>Вычисление <text:span text:style-name="T19">коэффициента</text:span> <text:span text:style-name="T19">наклона прямой соответствия отсчетов АЦП давлению в мм.рт.ст.</text:span></text:p>
        </text:list-item>
        <text:list-item>
          <text:p text:style-name="P50"><text:bookmark text:name="yui_3_17_2_1_1631347787919_97026"/><text:bookmark text:name="yui_3_17_2_1_1631347787919_97024"/><text:span text:style-name="T19">С</text:span><text:bookmark text:name="yui_3_17_2_1_1631347787919_97022"/><text:span text:style-name="T19">оздание массивов времени (оси Ох для графиков)</text:span></text:p>
        </text:list-item>
        <text:list-item>
          <text:p text:style-name="P45"><text:bookmark text:name="yui_3_17_2_1_1631347787919_97329"/><text:bookmark text:name="yui_3_17_2_1_1631347787919_97327"/><text:bookmark text:name="yui_3_17_2_1_1631347787919_97325"/>Вычисление пульса</text:p>
        </text:list-item>
        <text:list-item>
          <text:p text:style-name="P45"><text:bookmark text:name="yui_3_17_2_1_1631347787919_97638"/><text:bookmark text:name="yui_3_17_2_1_1631347787919_97636"/><text:bookmark text:name="yui_3_17_2_1_1631347787919_97634"/>Создание и отображение графиков</text:p>
        </text:list-item>
      </text:list>
      <text:p text:style-name="P40"><text:bookmark text:name="yui_3_17_2_1_1631347787919_68969"/><text:bookmark text:name="yui_3_17_2_1_1631347787919_68967"/>(См. структуру скрипта в приложенных файлах)</text:p>
      <text:p text:style-name="P40"><text:bookmark text:name="yui_3_17_2_1_1631347787919_69369"/><text:bookmark text:name="yui_3_17_2_1_1631347787919_69381"/><text:bookmark text:name="yui_3_17_2_1_1631347787919_69382"/></text:p>
      <text:p text:style-name="P38"><text:bookmark text:name="yui_3_17_2_1_1631347787919_79838"/><text:bookmark text:name="yui_3_17_2_1_1631347787919_79836"/>Если в команде больше или меньше 3х человек, необходимо самостоятельно распределить задачи между участниками.</text:p>
      <text:p text:style-name="P38"><text:bookmark text:name="yui_3_17_2_1_1631347787919_76825"/><text:bookmark text:name="yui_3_17_2_1_1631347787919_79617"/>Все файлы относящиеся к ЛР <text:span text:style-name="T54">(Отчет в формате .</text:span><text:span text:style-name="T18">odt, </text:span><text:bookmark text:name="yui_3_17_2_1_1631347787919_168581"/><text:span text:style-name="T35">скрипт снятия измерений «1-</text:span><text:span text:style-name="T18">measure</text:span><text:span text:style-name="T35">», скрипт обработки данных «</text:span><text:bookmark text:name="yui_3_17_2_1_1631347787919_79400"/><text:span text:style-name="T18">1-dataProcessing</text:span><text:span text:style-name="T35">»,</text:span><text:span text:style-name="T54"> </text:span><text:span text:style-name="T35">скрипт содержащий функции «</text:span><text:span text:style-name="T18">functions</text:span><text:span text:style-name="T35">»</text:span><text:bookmark text:name="yui_3_17_2_1_1631347787919_76823"/><text:span text:style-name="T35">, папка «</text:span><text:span text:style-name="T18">data</text:span><text:span text:style-name="T35">», содержащая четыре текстовых файла с данными</text:span><text:bookmark text:name="yui_3_17_2_1_1631347787919_79185"/><text:span text:style-name="T18">)</text:span><text:span text:style-name="T6"> </text:span>должны быть сложены в отдельную папку «<text:span text:style-name="T6">Lab.1 </text:span><text:bookmark text:name="yui_3_17_2_1_1631347787919_77024"/><text:span text:style-name="T19">Артериальное давление и пульс</text:span><text:bookmark text:name="yui_3_17_2_1_1631347787919_167229"/>» <text:span text:style-name="T31">общий, </text:span><text:bookmark text:name="yui_3_17_2_1_1631347787919_78972"/><text:span text:style-name="T31">открытый для просмотра, репозиторий команды на </text:span><text:bookmark text:name="yui_3_17_2_1_1631347787919_77225"/><text:span text:style-name="T13">Github.</text:span></text:p>
      <text:p text:style-name="P46"><text:bookmark text:name="yui_3_17_2_1_1631347787919_768251"/><text:bookmark text:name="yui_3_17_2_1_1631347787919_78761"/></text:p>
      <text:h text:style-name="P19" text:outline-level="4"><text:bookmark text:name="yui_3_17_2_1_1631347787919_77430"/><text:bookmark text:name="yui_3_17_2_1_1631347787919_77428"/>Критерии оценивания</text:h>
      <text:p text:style-name="P38"><text:bookmark text:name="yui_3_17_2_1_1631347787919_81714"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1T11:43:37.298000000</dc:date>
    <meta:editing-duration>PT19M7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4" meta:paragraph-count="57" meta:word-count="795" meta:character-count="5954" meta:non-whitespace-character-count="5237"/>
  </office:meta>
</office:document-meta>
</file>